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Times" svg:font-family="Times"/>
    <style:font-face style:name="Times New Roman" svg:font-family="'Times New Roman'"/>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2.302cm" style:rel-column-width="9137*"/>
    </style:style>
    <style:style style:name="Table1.B" style:family="table-column">
      <style:table-column-properties style:column-width="2.223cm" style:rel-column-width="8822*"/>
    </style:style>
    <style:style style:name="Table1.C" style:family="table-column">
      <style:table-column-properties style:column-width="4.868cm" style:rel-column-width="19324*"/>
    </style:style>
    <style:style style:name="Table1.D" style:family="table-column">
      <style:table-column-properties style:column-width="7.117cm" style:rel-column-width="2825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style>
    <style:style style:name="Table2.A" style:family="table-column">
      <style:table-column-properties style:column-width="2.302cm" style:rel-column-width="9137*"/>
    </style:style>
    <style:style style:name="Table2.B" style:family="table-column">
      <style:table-column-properties style:column-width="2.223cm" style:rel-column-width="8822*"/>
    </style:style>
    <style:style style:name="Table2.C" style:family="table-column">
      <style:table-column-properties style:column-width="4.842cm" style:rel-column-width="19219*"/>
    </style:style>
    <style:style style:name="Table2.D" style:family="table-column">
      <style:table-column-properties style:column-width="7.144cm" style:rel-column-width="28357*"/>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style>
    <style:style style:name="Table3.A" style:family="table-column">
      <style:table-column-properties style:column-width="1.032cm" style:rel-column-width="4095*"/>
    </style:style>
    <style:style style:name="Table3.P" style:family="table-column">
      <style:table-column-properties style:column-width="1.035cm" style:rel-column-width="4110*"/>
    </style:style>
    <style:style style:name="Table3.A1" style:family="table-cell">
      <style:table-cell-properties fo:padding="0.097cm" fo:border-left="0.05pt solid #000000" fo:border-right="none" fo:border-top="0.05pt solid #000000" fo:border-bottom="0.05pt solid #000000"/>
    </style:style>
    <style:style style:name="Table3.P1" style:family="table-cell">
      <style:table-cell-properties fo:padding="0.097cm" fo:border="0.05pt solid #000000"/>
    </style:style>
    <style:style style:name="Table3.A2" style:family="table-cell">
      <style:table-cell-properties fo:background-color="#000000" fo:padding="0.097cm" fo:border-left="0.05pt solid #000000" fo:border-right="none" fo:border-top="none" fo:border-bottom="0.05pt solid #000000">
        <style:background-image/>
      </style:table-cell-properties>
    </style:style>
    <style:style style:name="Table3.P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4" style:family="table">
      <style:table-properties style:width="16.51cm" table:align="margins"/>
    </style:style>
    <style:style style:name="Table4.A" style:family="table-column">
      <style:table-column-properties style:column-width="1.323cm" style:rel-column-width="5251*"/>
    </style:style>
    <style:style style:name="Table4.B" style:family="table-column">
      <style:table-column-properties style:column-width="0.619cm" style:rel-column-width="2457*"/>
    </style:style>
    <style:style style:name="Table4.C" style:family="table-column">
      <style:table-column-properties style:column-width="0.97cm" style:rel-column-width="3850*"/>
    </style:style>
    <style:style style:name="Table4.D" style:family="table-column">
      <style:table-column-properties style:column-width="0.972cm" style:rel-column-width="3857*"/>
    </style:style>
    <style:style style:name="Table4.Q" style:family="table-column">
      <style:table-column-properties style:column-width="0.975cm" style:rel-column-width="3871*"/>
    </style:style>
    <style:style style:name="Table4.A1" style:family="table-cell">
      <style:table-cell-properties fo:padding="0.097cm" fo:border-left="0.05pt solid #000000" fo:border-right="none" fo:border-top="0.05pt solid #000000" fo:border-bottom="0.05pt solid #000000"/>
    </style:style>
    <style:style style:name="Table4.Q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Q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212cm" loext:contextual-spacing="false"/>
      <style:text-properties style:font-name="Times New Roman" fo:font-size="12pt"/>
    </style:style>
    <style:style style:name="P2" style:family="paragraph" style:parent-style-name="Standard">
      <style:paragraph-properties fo:margin-top="0cm" fo:margin-bottom="0.212cm" loext:contextual-spacing="false"/>
      <style:text-properties style:font-name="Times New Roman" fo:font-size="12pt" fo:letter-spacing="normal"/>
    </style:style>
    <style:style style:name="P3" style:family="paragraph" style:parent-style-name="Standard">
      <style:paragraph-properties fo:margin-top="0cm" fo:margin-bottom="0.212cm" loext:contextual-spacing="false" fo:text-align="justify" style:justify-single-word="false"/>
      <style:text-properties style:font-name="Times New Roman" fo:font-size="12pt" fo:letter-spacing="normal"/>
    </style:style>
    <style:style style:name="P4" style:family="paragraph" style:parent-style-name="Standard">
      <style:paragraph-properties fo:margin-top="0cm" fo:margin-bottom="0.212cm" loext:contextual-spacing="false"/>
      <style:text-properties style:font-name="Times New Roman" fo:font-size="10pt"/>
    </style:style>
    <style:style style:name="P5" style:family="paragraph" style:parent-style-name="Standard">
      <style:paragraph-properties fo:margin-top="0cm" fo:margin-bottom="0.212cm" loext:contextual-spacing="false"/>
      <style:text-properties style:font-name="Times New Roman" fo:font-size="10pt" fo:letter-spacing="normal"/>
    </style:style>
    <style:style style:name="P6" style:family="paragraph" style:parent-style-name="Standard">
      <style:paragraph-properties fo:margin-top="0cm" fo:margin-bottom="0.212cm" loext:contextual-spacing="false"/>
      <style:text-properties style:font-name="Times New Roman" fo:font-size="10pt" fo:letter-spacing="normal" officeooo:rsid="0011f656" officeooo:paragraph-rsid="0011f656"/>
    </style:style>
    <style:style style:name="P7" style:family="paragraph" style:parent-style-name="Standard">
      <style:text-properties style:font-name="Times New Roman" fo:font-size="12pt"/>
    </style:style>
    <style:style style:name="P8" style:family="paragraph" style:parent-style-name="Standard">
      <style:paragraph-properties fo:text-align="justify" style:justify-single-word="false"/>
      <style:text-properties style:font-name="Times New Roman" fo:font-size="12pt"/>
    </style:style>
    <style:style style:name="P9" style:family="paragraph" style:parent-style-name="Standard">
      <style:text-properties style:font-name="Times New Roman" fo:font-size="12pt" fo:letter-spacing="normal"/>
    </style:style>
    <style:style style:name="P10" style:family="paragraph" style:parent-style-name="Standard">
      <style:paragraph-properties fo:text-align="justify" style:justify-single-word="false"/>
      <style:text-properties style:font-name="Times New Roman" fo:font-size="12pt" fo:letter-spacing="normal"/>
    </style:style>
    <style:style style:name="P11" style:family="paragraph" style:parent-style-name="Standard">
      <style:paragraph-properties fo:text-align="center" style:justify-single-word="false"/>
      <style:text-properties style:font-name="Times New Roman" fo:font-size="12pt" fo:letter-spacing="normal"/>
    </style:style>
    <style:style style:name="P12" style:family="paragraph" style:parent-style-name="Standard">
      <style:text-properties style:font-name="Times New Roman" fo:font-size="12pt" fo:letter-spacing="normal" fo:font-weight="bold"/>
    </style:style>
    <style:style style:name="P13" style:family="paragraph" style:parent-style-name="Standard">
      <style:text-properties style:font-name="Times New Roman" fo:font-size="12pt" fo:letter-spacing="normal" style:text-underline-style="solid" style:text-underline-width="auto" style:text-underline-color="font-color"/>
    </style:style>
    <style:style style:name="P14" style:family="paragraph" style:parent-style-name="Standard">
      <loext:graphic-properties draw:fill="solid" draw:fill-color="#ffffff" draw:opacity="100%"/>
      <style:paragraph-properties fo:background-color="#ffffff"/>
      <style:text-properties style:font-name="Times New Roman" fo:font-size="12pt"/>
    </style:style>
    <style:style style:name="P15" style:family="paragraph" style:parent-style-name="Standard">
      <style:text-properties style:font-name="Times New Roman" fo:font-size="10pt" fo:letter-spacing="normal"/>
    </style:style>
    <style:style style:name="P16" style:family="paragraph" style:parent-style-name="Standard">
      <style:paragraph-properties fo:text-align="justify" style:justify-single-word="false"/>
      <style:text-properties style:font-name="Times New Roman" fo:font-size="10pt" fo:letter-spacing="normal"/>
    </style:style>
    <style:style style:name="P17" style:family="paragraph" style:parent-style-name="Standard">
      <style:text-properties style:font-name="Times New Roman" fo:font-size="10pt" fo:letter-spacing="normal" officeooo:rsid="0011f656" officeooo:paragraph-rsid="0011f656"/>
    </style:style>
    <style:style style:name="P18" style:family="paragraph" style:parent-style-name="Standard">
      <style:paragraph-properties fo:text-align="justify" style:justify-single-word="false"/>
      <style:text-properties style:font-name="Times New Roman" fo:font-size="10pt" fo:letter-spacing="normal" officeooo:rsid="0011f656" officeooo:paragraph-rsid="0011f656"/>
    </style:style>
    <style:style style:name="P19" style:family="paragraph" style:parent-style-name="Standard">
      <style:text-properties style:font-name="Courier New" fo:font-size="12pt"/>
    </style:style>
    <style:style style:name="P20" style:family="paragraph" style:parent-style-name="Standard">
      <style:text-properties style:font-name="Courier New" fo:font-size="12pt" fo:letter-spacing="normal"/>
    </style:style>
    <style:style style:name="P21" style:family="paragraph" style:parent-style-name="Standard">
      <style:text-properties style:font-name="Courier New" fo:font-size="10pt" fo:letter-spacing="normal"/>
    </style:style>
    <style:style style:name="P22" style:family="paragraph" style:parent-style-name="Standard">
      <style:paragraph-properties fo:text-align="center" style:justify-single-word="false"/>
      <style:text-properties style:font-name="Courier New" fo:font-size="10pt" fo:letter-spacing="normal"/>
    </style:style>
    <style:style style:name="P23" style:family="paragraph" style:parent-style-name="Standard">
      <style:paragraph-properties fo:margin-top="0.423cm" fo:margin-bottom="0.212cm" loext:contextual-spacing="false" fo:text-align="center" style:justify-single-word="false"/>
      <style:text-properties style:font-name="Arial" fo:font-size="24pt" fo:letter-spacing="normal" style:text-underline-style="solid" style:text-underline-width="auto" style:text-underline-color="font-color" fo:font-weight="bold"/>
    </style:style>
    <style:style style:name="P24" style:family="paragraph" style:parent-style-name="Standard">
      <style:paragraph-properties fo:margin-top="0.423cm" fo:margin-bottom="0.212cm" loext:contextual-spacing="false"/>
      <style:text-properties style:font-name="Arial" fo:font-size="14pt" fo:letter-spacing="normal" fo:font-weight="bold"/>
    </style:style>
    <style:style style:name="P25" style:family="paragraph" style:parent-style-name="Standard">
      <style:paragraph-properties fo:margin-top="0.423cm" fo:margin-bottom="0.212cm" loext:contextual-spacing="false" fo:break-before="page"/>
      <style:text-properties style:font-name="Arial" fo:font-size="14pt" fo:letter-spacing="normal" fo:font-weight="bold"/>
    </style:style>
    <style:style style:name="P26" style:family="paragraph" style:parent-style-name="Standard">
      <style:paragraph-properties fo:break-before="page"/>
      <style:text-properties style:font-name="Times New Roman" fo:font-size="12pt"/>
    </style:style>
    <style:style style:name="P2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New Roman" fo:font-size="12pt" fo:letter-spacing="normal"/>
    </style:style>
    <style:style style:name="T1" style:family="text">
      <style:text-properties fo:letter-spacing="normal"/>
    </style:style>
    <style:style style:name="T2" style:family="text">
      <style:text-properties fo:letter-spacing="normal" style:text-underline-style="solid" style:text-underline-width="auto" style:text-underline-color="font-color"/>
    </style:style>
    <style:style style:name="T3" style:family="text">
      <style:text-properties officeooo:rsid="0011f656"/>
    </style:style>
    <style:style style:name="T4" style:family="text">
      <style:text-properties officeooo:rsid="0013d624"/>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pace Invaders Test ROM v1.<text:span text:style-name="T3">3</text:span></text:p>
      <text:p text:style-name="P1"/>
      <text:p text:style-name="P2">Document version history :</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ROM Version</text:p>
          </table:table-cell>
          <table:table-cell table:style-name="Table1.A1" office:value-type="string">
            <text:p text:style-name="P9">Date</text:p>
          </table:table-cell>
          <table:table-cell table:style-name="Table1.A1" office:value-type="string">
            <text:p text:style-name="P9">Author</text:p>
          </table:table-cell>
          <table:table-cell table:style-name="Table1.D1" office:value-type="string">
            <text:p text:style-name="P9">Notes</text:p>
          </table:table-cell>
        </table:table-row>
        <table:table-row>
          <table:table-cell table:style-name="Table1.A2" office:value-type="string">
            <text:p text:style-name="P5">V1.0 </text:p>
          </table:table-cell>
          <table:table-cell table:style-name="Table1.A2" office:value-type="string">
            <text:p text:style-name="P15">10/14/2017</text:p>
          </table:table-cell>
          <table:table-cell table:style-name="Table1.A2" office:value-type="string">
            <text:p text:style-name="P5">Frederic RODO</text:p>
            <text:p text:style-name="P4"><text:a xlink:type="simple" xlink:href="mailto:fred@rodo.fr" text:style-name="Internet_20_link" text:visited-style-name="Visited_20_Internet_20_Link"><text:span text:style-name="T1">fred@rodo.fr</text:span></text:a></text:p>
          </table:table-cell>
          <table:table-cell table:style-name="Table1.D2" office:value-type="string">
            <text:p text:style-name="P5">Creation</text:p>
          </table:table-cell>
        </table:table-row>
      </table:table>
      <text:p text:style-name="P2">Rom version history :</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ROM Version</text:p>
          </table:table-cell>
          <table:table-cell table:style-name="Table2.A1" office:value-type="string">
            <text:p text:style-name="P9">Date</text:p>
          </table:table-cell>
          <table:table-cell table:style-name="Table2.A1" office:value-type="string">
            <text:p text:style-name="P9">Author</text:p>
          </table:table-cell>
          <table:table-cell table:style-name="Table2.D1" office:value-type="string">
            <text:p text:style-name="P9">Notes</text:p>
          </table:table-cell>
        </table:table-row>
        <table:table-row>
          <table:table-cell table:style-name="Table2.A2" office:value-type="string">
            <text:p text:style-name="P5">Preversion</text:p>
          </table:table-cell>
          <table:table-cell table:style-name="Table2.A2" office:value-type="string">
            <text:p text:style-name="P15">Unknown, Documented</text:p>
            <text:p text:style-name="P15">11/16/2007</text:p>
          </table:table-cell>
          <table:table-cell table:style-name="Table2.A2" office:value-type="string">
            <text:p text:style-name="P5">Timothy SHIELS</text:p>
            <text:p text:style-name="P4"><text:a xlink:type="simple" xlink:href="mailto:arcade@outerworldmedia.com" text:style-name="Internet_20_link" text:visited-style-name="Visited_20_Internet_20_Link"><text:span text:style-name="T1">arcade@outerworldmedia.com</text:span></text:a></text:p>
          </table:table-cell>
          <table:table-cell table:style-name="Table2.D2" office:value-type="string">
            <text:p text:style-name="P5">Test RAMS, INPORT, SOUNDS &amp; WATCHDOG</text:p>
          </table:table-cell>
        </table:table-row>
        <table:table-row>
          <table:table-cell table:style-name="Table2.A2" office:value-type="string">
            <text:p text:style-name="P5">V1.0</text:p>
          </table:table-cell>
          <table:table-cell table:style-name="Table2.A2" office:value-type="string">
            <text:p text:style-name="P15">10/12/2013</text:p>
          </table:table-cell>
          <table:table-cell table:style-name="Table2.A2" office:value-type="string">
            <text:p text:style-name="P5">Frederic RODO</text:p>
            <text:p text:style-name="P4"><text:a xlink:type="simple" xlink:href="mailto:fred@rodo.fr" text:style-name="Internet_20_link" text:visited-style-name="Visited_20_Internet_20_Link"><text:span text:style-name="T1">fred@rodo.fr</text:span></text:a></text:p>
          </table:table-cell>
          <table:table-cell table:style-name="Table2.D2" office:value-type="string">
            <text:p text:style-name="P16">Compute CRC32 check of all the roms</text:p>
            <text:p text:style-name="P16">Add cross-hatch pattern for adjusting the screen,</text:p>
            <text:p text:style-name="P16">Add test for the game's shifters</text:p>
            <text:p text:style-name="P16">Proper text display for the SI's portrait monitor orientation</text:p>
          </table:table-cell>
        </table:table-row>
        <table:table-row>
          <table:table-cell table:style-name="Table2.A2" office:value-type="string">
            <text:p text:style-name="P5">V1.1</text:p>
          </table:table-cell>
          <table:table-cell table:style-name="Table2.A2" office:value-type="string">
            <text:p text:style-name="P15">9/17/2017</text:p>
          </table:table-cell>
          <table:table-cell table:style-name="Table2.A2" office:value-type="string">
            <text:p text:style-name="P5">Fabrice GIRARDOT</text:p>
            <text:p text:style-name="P4"><text:a xlink:type="simple" xlink:href="mailto:f4brice@gmail.com" text:style-name="Internet_20_link" text:visited-style-name="Visited_20_Internet_20_Link"><text:span text:style-name="T1">f4brice@gmail.com</text:span></text:a></text:p>
          </table:table-cell>
          <table:table-cell table:style-name="Table2.D2" office:value-type="string">
            <text:p text:style-name="P16">Fix a small cosmetic bug on bad ram display</text:p>
            <text:p text:style-name="P16">Refactor makefile</text:p>
            <text:p text:style-name="P16">Add binaries in zip file for easy compiling on Linux Add .png file for bad RAM identification</text:p>
          </table:table-cell>
        </table:table-row>
        <table:table-row>
          <table:table-cell table:style-name="Table2.A2" office:value-type="string">
            <text:p text:style-name="P5">V1.2</text:p>
          </table:table-cell>
          <table:table-cell table:style-name="Table2.A2" office:value-type="string">
            <text:p text:style-name="P15">10/14/2017</text:p>
          </table:table-cell>
          <table:table-cell table:style-name="Table2.A2" office:value-type="string">
            <text:p text:style-name="P5">Frederic RODO</text:p>
            <text:p text:style-name="P5">spectroman or frodo13 on forum</text:p>
            <text:p text:style-name="P4"><text:a xlink:type="simple" xlink:href="mailto:fred@rodo.fr" text:style-name="Internet_20_link" text:visited-style-name="Visited_20_Internet_20_Link"><text:span text:style-name="T1">fred@rodo.fr</text:span></text:a></text:p>
          </table:table-cell>
          <table:table-cell table:style-name="Table2.D2" office:value-type="string">
            <text:p text:style-name="P16">Modify the test RAM to display all rams in error at one time.</text:p>
            <text:p text:style-name="P16">Correct a display bug on INPORT test</text:p>
            <text:p text:style-name="P16">simplify the shifter matrix</text:p>
            <text:p text:style-name="P16">Add this document.</text:p>
          </table:table-cell>
        </table:table-row>
        <table:table-row>
          <table:table-cell table:style-name="Table2.A2" office:value-type="string">
            <text:p text:style-name="P6">V1.3</text:p>
          </table:table-cell>
          <table:table-cell table:style-name="Table2.A2" office:value-type="string">
            <text:p text:style-name="P17">3/27/2019</text:p>
          </table:table-cell>
          <table:table-cell table:style-name="Table2.A2" office:value-type="string">
            <text:p text:style-name="P6">Marc DESLAURIERS</text:p>
            <text:p text:style-name="P6"><text:a xlink:type="simple" xlink:href="mailto:marcdeslauriers@videotron.ca" text:style-name="Internet_20_link" text:visited-style-name="Visited_20_Internet_20_Link">marcdeslauriers@videotron.ca</text:a></text:p>
          </table:table-cell>
          <table:table-cell table:style-name="Table2.D2" office:value-type="string">
            <text:p text:style-name="P18">Properly initialize ram test to prevent spurious failures.</text:p>
          </table:table-cell>
        </table:table-row>
      </table:table>
      <text:p text:style-name="P7"/>
      <text:p text:style-name="P7"/>
      <text:p text:style-name="P13"/>
      <text:p text:style-name="P26"><text:span text:style-name="T2">Prerequisites</text:span><text:span text:style-name="T1">: have a board that can execute the test rom in position H</text:span></text:p>
      <text:p text:style-name="P7"/>
      <text:p text:style-name="P9">The program performs the following tests in this order:</text:p>
      <text:p text:style-name="P7"/>
      <text:p text:style-name="P24">The RAM test</text:p>
      <text:p text:style-name="P7"/>
      <text:p text:style-name="P10">The program fills the RAMs (0x2000 to 0x3FFF) with the pattern 0x55 and verifies them. It also fills the RAMs with the pattern 0xAA. These two patterns are tested 3 times. Next, the program fills the RAMs with an incremented value (from 0x00 to 0xff). <text:s/></text:p>
      <text:p text:style-name="P8"/>
      <text:p text:style-name="P10">If the tests pass successfully, the following screen is displayed:</text:p>
      <text:p text:style-name="P8"/>
      <text:p text:style-name="P10">"RAMS =&gt; OK" and other tests will be started.</text:p>
      <text:p text:style-name="P8"/>
      <text:p text:style-name="P10">If there's some errors on RAMs, two line are displayed. The first line shows which RAMs are in error with a character, the second line shows a black character on the position of a good RAM.</text:p>
      <text:p text:style-name="P8"/>
      <text:p text:style-name="P10">Example: if RAM 2 and C are faulty, and the others are good, a screen like this is displayed:</text:p>
      <text:p text:style-name="P8"/>
      <table:table table:name="Table3" table:style-name="Table3">
        <table:table-column table:style-name="Table3.A" table:number-columns-repeated="15"/>
        <table:table-column table:style-name="Table3.P"/>
        <table:table-row>
          <table:table-cell table:style-name="Table3.A1" office:value-type="string">
            <text:p text:style-name="P7"/>
          </table:table-cell>
          <table:table-cell table:style-name="Table3.A1" office:value-type="string">
            <text:p text:style-name="P11">2</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11">C</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P1" office:value-type="string">
            <text:p text:style-name="P7"/>
          </table:table-cell>
        </table:table-row>
        <table:table-row>
          <table:table-cell table:style-name="Table3.A2" office:value-type="string">
            <text:p text:style-name="P7"/>
          </table:table-cell>
          <table:table-cell table:style-name="Table3.A2" office:value-type="string">
            <text:p text:style-name="P14"/>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14"/>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P2" office:value-type="string">
            <text:p text:style-name="P7"/>
          </table:table-cell>
        </table:table-row>
      </table:table>
      <text:p text:style-name="P19"/>
      <text:p text:style-name="P9"><text:s/></text:p>
      <text:p text:style-name="P9">Below is the mapping between the RAM index and the RAM label</text:p>
      <text:p text:style-name="P7"/>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number-columns-repeated="2"/>
        <table:table-column table:style-name="Table4.C"/>
        <table:table-column table:style-name="Table4.D"/>
        <table:table-column table:style-name="Table4.C"/>
        <table:table-column table:style-name="Table4.D" table:number-columns-repeated="2"/>
        <table:table-column table:style-name="Table4.C"/>
        <table:table-column table:style-name="Table4.D"/>
        <table:table-column table:style-name="Table4.C"/>
        <table:table-column table:style-name="Table4.D"/>
        <table:table-column table:style-name="Table4.Q"/>
        <table:table-row>
          <table:table-cell table:style-name="Table4.A1" office:value-type="string">
            <text:p text:style-name="P21">Index</text:p>
          </table:table-cell>
          <table:table-cell table:style-name="Table4.A1" office:value-type="string">
            <text:p text:style-name="P22">1</text:p>
          </table:table-cell>
          <table:table-cell table:style-name="Table4.A1" office:value-type="string">
            <text:p text:style-name="P22">2</text:p>
          </table:table-cell>
          <table:table-cell table:style-name="Table4.A1" office:value-type="string">
            <text:p text:style-name="P22">3</text:p>
          </table:table-cell>
          <table:table-cell table:style-name="Table4.A1" office:value-type="string">
            <text:p text:style-name="P22">4</text:p>
          </table:table-cell>
          <table:table-cell table:style-name="Table4.A1" office:value-type="string">
            <text:p text:style-name="P22">5</text:p>
          </table:table-cell>
          <table:table-cell table:style-name="Table4.A1" office:value-type="string">
            <text:p text:style-name="P22">6</text:p>
          </table:table-cell>
          <table:table-cell table:style-name="Table4.A1" office:value-type="string">
            <text:p text:style-name="P22">7</text:p>
          </table:table-cell>
          <table:table-cell table:style-name="Table4.A1" office:value-type="string">
            <text:p text:style-name="P22">8</text:p>
          </table:table-cell>
          <table:table-cell table:style-name="Table4.A1" office:value-type="string">
            <text:p text:style-name="P22">A</text:p>
          </table:table-cell>
          <table:table-cell table:style-name="Table4.A1" office:value-type="string">
            <text:p text:style-name="P22">B</text:p>
          </table:table-cell>
          <table:table-cell table:style-name="Table4.A1" office:value-type="string">
            <text:p text:style-name="P22">C</text:p>
          </table:table-cell>
          <table:table-cell table:style-name="Table4.A1" office:value-type="string">
            <text:p text:style-name="P22">D</text:p>
          </table:table-cell>
          <table:table-cell table:style-name="Table4.A1" office:value-type="string">
            <text:p text:style-name="P22">E</text:p>
          </table:table-cell>
          <table:table-cell table:style-name="Table4.A1" office:value-type="string">
            <text:p text:style-name="P22">F</text:p>
          </table:table-cell>
          <table:table-cell table:style-name="Table4.A1" office:value-type="string">
            <text:p text:style-name="P22">G</text:p>
          </table:table-cell>
          <table:table-cell table:style-name="Table4.Q1" office:value-type="string">
            <text:p text:style-name="P22">H</text:p>
          </table:table-cell>
        </table:table-row>
        <table:table-row>
          <table:table-cell table:style-name="Table4.A2" office:value-type="string">
            <text:p text:style-name="P21">Label</text:p>
          </table:table-cell>
          <table:table-cell table:style-name="Table4.A2" office:value-type="string">
            <text:p text:style-name="P22">G8</text:p>
          </table:table-cell>
          <table:table-cell table:style-name="Table4.A2" office:value-type="string">
            <text:p text:style-name="P22">G9</text:p>
          </table:table-cell>
          <table:table-cell table:style-name="Table4.A2" office:value-type="string">
            <text:p text:style-name="P22">G10</text:p>
          </table:table-cell>
          <table:table-cell table:style-name="Table4.A2" office:value-type="string">
            <text:p text:style-name="P22">G11</text:p>
          </table:table-cell>
          <table:table-cell table:style-name="Table4.A2" office:value-type="string">
            <text:p text:style-name="P22">G12</text:p>
          </table:table-cell>
          <table:table-cell table:style-name="Table4.A2" office:value-type="string">
            <text:p text:style-name="P22">G13</text:p>
          </table:table-cell>
          <table:table-cell table:style-name="Table4.A2" office:value-type="string">
            <text:p text:style-name="P22">G14</text:p>
          </table:table-cell>
          <table:table-cell table:style-name="Table4.A2" office:value-type="string">
            <text:p text:style-name="P22">G15</text:p>
          </table:table-cell>
          <table:table-cell table:style-name="Table4.A2" office:value-type="string">
            <text:p text:style-name="P22">H8</text:p>
          </table:table-cell>
          <table:table-cell table:style-name="Table4.A2" office:value-type="string">
            <text:p text:style-name="P22">H9</text:p>
          </table:table-cell>
          <table:table-cell table:style-name="Table4.A2" office:value-type="string">
            <text:p text:style-name="P22">H10</text:p>
          </table:table-cell>
          <table:table-cell table:style-name="Table4.A2" office:value-type="string">
            <text:p text:style-name="P22">H11</text:p>
          </table:table-cell>
          <table:table-cell table:style-name="Table4.A2" office:value-type="string">
            <text:p text:style-name="P22">H12</text:p>
          </table:table-cell>
          <table:table-cell table:style-name="Table4.A2" office:value-type="string">
            <text:p text:style-name="P22">H13</text:p>
          </table:table-cell>
          <table:table-cell table:style-name="Table4.A2" office:value-type="string">
            <text:p text:style-name="P22">H14</text:p>
          </table:table-cell>
          <table:table-cell table:style-name="Table4.Q2" office:value-type="string">
            <text:p text:style-name="P22">H15</text:p>
          </table:table-cell>
        </table:table-row>
      </table:table>
      <text:p text:style-name="P7"/>
      <text:p text:style-name="P9">Note that RAMs 1 to 8 are used for the even address, the RAMs from A to H are used for the odd address and their output is complemented, so an inverter (7404) is added.</text:p>
      <text:p text:style-name="P7"/>
      <text:p text:style-name="P9">Let's see an example: if you have an error on 2 and B, both can be broken or the 7404 inverter @ D4 is broken. Remember that the 7404 @ D4 is used for RAM 1..6, A..F and 7404 @ E4 for 6.7, G, H.</text:p>
      <text:p text:style-name="P24"/>
      <text:p text:style-name="P25">The CRC test</text:p>
      <text:p text:style-name="P7"/>
      <text:p text:style-name="P9">The program computes and displays the CRC32 of the ROMs at position H G F E. <text:s/>The CRC32 of test ROM v1.<text:span text:style-name="T4">3</text:span> is <text:span text:style-name="T4">08D43DFE</text:span>. As this ROM is in the socket H, the invaders.h must be tested in another socket. If a Space invaders deluxe is tested, do the same thing for invdelux.h and invdelux.d.</text:p>
      <text:p text:style-name="P7"/>
      <text:p text:style-name="P9">The CRC32 of the ROMs are extracted from mame <text:s/>:</text:p>
      <text:p text:style-name="P12">Space invaders (Bally Midway)</text:p>
      <text:p text:style-name="P20">invaders.e<text:tab/>14e538b0</text:p>
      <text:p text:style-name="P20">invaders.f<text:tab/>0ccead96</text:p>
      <text:p text:style-name="P20">invaders.g<text:tab/>6bfaca4a</text:p>
      <text:p text:style-name="P20">invaders.h<text:tab/>734f5ad8</text:p>
      <text:p text:style-name="P7"/>
      <text:p text:style-name="P12">Space invaders deluxe (Bally Midway)</text:p>
      <text:p text:style-name="P20">invdelux.d<text:tab/>e8d5afcd</text:p>
      <text:p text:style-name="P20">invdelux.e<text:tab/>408849c1</text:p>
      <text:p text:style-name="P20">invdelux.f<text:tab/>f4aa1880</text:p>
      <text:p text:style-name="P20">invdelux.g<text:tab/>4268c12d</text:p>
      <text:p text:style-name="P20">invdelux.h<text:tab/>e690818f</text:p>
      <text:p text:style-name="P7"/>
      <text:p text:style-name="P24">The Inputs test</text:p>
      <text:p text:style-name="P3">Each bit of the PORT 1 and PORT 2 are displayed. The character * means 1, a space means 0. It's important to check all the inputs at this stage to detect a non-working output buffer and simplify the understanding of the shifters test results.</text:p>
      <text:p text:style-name="P7"/>
      <text:p text:style-name="P9">Mapping of the output buffer vs PORT bits</text:p>
      <text:p text:style-name="P9">A3 : Bit 0 &amp; 1</text:p>
      <text:p text:style-name="P9">B3 : Bit 2 &amp; 3</text:p>
      <text:p text:style-name="P9">C3 : Bit 4 &amp; 5</text:p>
      <text:p text:style-name="P2">D3 : Bit 6 &amp; 7 <text:s text:c="2"/></text:p>
      <text:p text:style-name="P24">The sounds test</text:p>
      <text:p text:style-name="P9">The sound test is done two times. For a test, each sound is played in this order:</text:p>
      <text:p text:style-name="P7"/>
      <text:list xml:id="list1292017926" text:style-name="L1">
        <text:list-item>
          <text:p text:style-name="P27">UFO-F = SAUCER SOUND</text:p>
        </text:list-item>
        <text:list-item>
          <text:p text:style-name="P27">MISSL = MISSILE SOUND</text:p>
        </text:list-item>
        <text:list-item>
          <text:p text:style-name="P27">LAU-H = EXPLOSION</text:p>
        </text:list-item>
        <text:list-item>
          <text:p text:style-name="P27">INV-H = SAUCER HIT</text:p>
        </text:list-item>
        <text:list-item>
          <text:p text:style-name="P27">EXTRA = BONUS MISSILE BASE</text:p>
        </text:list-item>
        <text:list-item>
          <text:p text:style-name="P27">INV-1 = INVADER SOUND 1</text:p>
        </text:list-item>
        <text:list-item>
          <text:p text:style-name="P27">INV-2 = INVADER SOUND 2</text:p>
        </text:list-item>
        <text:list-item>
          <text:p text:style-name="P27">INV-3 = INVADER SOUND 3</text:p>
        </text:list-item>
        <text:list-item>
          <text:p text:style-name="P27">INV-4 = INVADER SOUND 4</text:p>
        </text:list-item>
        <text:list-item>
          <text:p text:style-name="P27">UFO-H = INVADER HIT</text:p>
        </text:list-item>
        <text:list-item>
          <text:p text:style-name="P27">VID-R = NO SOUND</text:p>
        </text:list-item>
      </text:list>
      <text:p text:style-name="P7"/>
      <text:p text:style-name="P24"><text:soft-page-break/>The shifters test</text:p>
      <text:p text:style-name="P10">The program writes two times 0x01 to the shifters and tests a shift of 0, 1, 2..7 bits. The program does the same thing for the value 0x02, 0x04, 0x08, 0x10, 0x20, 0x40, 0x80, 0x00, 0xFF.</text:p>
      <text:p text:style-name="P7"/>
      <text:p text:style-name="P9">If the shifter test was successful, the message "SHIFTERS =&gt; OK" is displayed and the watchdog test is executed.</text:p>
      <text:p text:style-name="P7"/>
      <text:p text:style-name="P9">If there's a error, a matrix of 80 numbers is displayed.</text:p>
      <text:p text:style-name="P7"/>
      <text:p text:style-name="P9">All bytes must be 00, so each bit set to 1 shows an error. The first row is the result of the test for the number 0x01 shifted by 0, 1, ... 7 times. The 2 line is the result of the test 0x02 offset 0, 1, ... 7 times ...</text:p>
      <text:p text:style-name="P7"/>
      <text:p text:style-name="P9">If a bit is always a 1, an output buffer is broken.</text:p>
      <text:p text:style-name="P9">Example: <text:s/></text:p>
      <text:p text:style-name="P9">08 08 08 08 08 08 08 08</text:p>
      <text:p text:style-name="P9">08 08 08 08 08 08 08 08</text:p>
      <text:p text:style-name="P9">08 08 08 08 08 08 08 08</text:p>
      <text:p text:style-name="P9">08 08 08 08 08 08 08 08</text:p>
      <text:p text:style-name="P9">08 08 08 08 08 08 08 08</text:p>
      <text:p text:style-name="P9">08 08 08 08 08 08 08 08</text:p>
      <text:p text:style-name="P9">08 08 08 08 08 08 08 08</text:p>
      <text:p text:style-name="P9">08 08 08 08 08 08 08 08</text:p>
      <text:p text:style-name="P9">08 08 08 08 08 08 08 08</text:p>
      <text:p text:style-name="P9">08 08 08 08 08 08 08 08</text:p>
      <text:p text:style-name="P7"/>
      <text:p text:style-name="P9">In this example, bit 3 is always set to 1, so according to the schematic B3 is in error. Below is the mapping of the output buffer vs bits:</text:p>
      <text:p text:style-name="P9">A3 : Bit 0 &amp; 1</text:p>
      <text:p text:style-name="P9">B3 : Bit 2 &amp; 3</text:p>
      <text:p text:style-name="P9">C3 : Bit 4 &amp; 5</text:p>
      <text:p text:style-name="P9">D3 : Bit 6 &amp; 7</text:p>
      <text:p text:style-name="P7"/>
      <text:p text:style-name="P9">If the board is a space invaders deluxe and there's another kind of error, then the MB14241 must be broken. The end of the section is for space invaders boards only or board with 74174, 74175 and 25S10 instead of MB14241.</text:p>
      <text:p text:style-name="P7"/>
      <text:p text:style-name="P9">If the matrix look like this:</text:p>
      <text:p text:style-name="P9">10 10 10 10 00 00 00 00</text:p>
      <text:p text:style-name="P9">10 10 10 10 00 00 00 00</text:p>
      <text:p text:style-name="P9">10 10 10 10 00 00 00 00</text:p>
      <text:p text:style-name="P9">10 10 10 10 00 00 00 00</text:p>
      <text:p text:style-name="P9">10 10 10 10 00 00 00 00</text:p>
      <text:p text:style-name="P9">10 10 10 10 00 00 00 00</text:p>
      <text:p text:style-name="P9">10 10 10 10 00 00 00 00</text:p>
      <text:p text:style-name="P9">10 10 10 10 00 00 00 00</text:p>
      <text:p text:style-name="P9">10 10 10 10 00 00 00 00</text:p>
      <text:p text:style-name="P7"/>
      <text:p text:style-name="P9">There's a fault on the 25S10 on D4. Because on one line the first four bytes are the outputs of D4 and B4 and the last four bytes are the outputs of C4 and A4. The top quarter of a byte comes from C4 or D4, the bottom quarter comes from A4 or B4.</text:p>
      <text:p text:style-name="P24"><text:soft-page-break/>The watchdog test</text:p>
      <text:p text:style-name="P9">The program stops to ping the watchdog. If the watchdog works fine, the pcb will reboot after 4 seconds. If not, the watchdog is not working.</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Times" svg:font-family="Times"/>
    <style:font-face style:name="Times New Roman" svg:font-family="'Times New Roman'"/>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3-27T07:47:38.868419626</dc:date>
    <meta:editing-duration>PT1H18M49S</meta:editing-duration>
    <meta:editing-cycles>4</meta:editing-cycles>
    <meta:document-statistic meta:table-count="4" meta:image-count="0" meta:object-count="0" meta:page-count="5" meta:paragraph-count="169" meta:word-count="1153" meta:character-count="5522" meta:non-whitespace-character-count="4537"/>
  </office:meta>
</office:document-meta>
</file>